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76f4" officeooo:paragraph-rsid="001e76f4"/>
    </style:style>
    <style:style style:name="P2" style:family="paragraph" style:parent-style-name="Standard">
      <style:text-properties officeooo:rsid="001f7e73" officeooo:paragraph-rsid="001f7e73"/>
    </style:style>
    <style:style style:name="P3" style:family="paragraph" style:parent-style-name="Standard">
      <style:text-properties officeooo:rsid="0020b349" officeooo:paragraph-rsid="0020b349"/>
    </style:style>
    <style:style style:name="P4" style:family="paragraph" style:parent-style-name="Standard">
      <style:text-properties officeooo:rsid="002151ad" officeooo:paragraph-rsid="002151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so para el workshop</text:p>
      <text:p text:style-name="P1">instalar docker </text:p>
      <text:p text:style-name="P1">node </text:p>
      <text:p text:style-name="P1">npm</text:p>
      <text:p text:style-name="P1"><text:s/>vscode</text:p>
      <text:p text:style-name="P1">github</text:p>
      <text:p text:style-name="P1"/>
      <text:p text:style-name="P1"/>
      <text:p text:style-name="P1">lo primero es el npm init</text:p>
      <text:p text:style-name="P1">en el npm init nos crea un package.json aquí en este archivo se encuentran todas las dependencias que nesecitara nuestro proyecto desde un framework los script de arranque las versiones de las librerias etc</text:p>
      <text:p text:style-name="P1">tambien es importante para que docker instale las dependencias de nuestro proyecto</text:p>
      <text:p text:style-name="P1"/>
      <text:p text:style-name="P1">npm i express</text:p>
      <text:p text:style-name="P1"/>
      <text:p text:style-name="P1">estos archivos lo vamos a pasar a nuestro container </text:p>
      <text:p text:style-name="P1"/>
      <text:p text:style-name="P2">primer checkppint definir la estructura del proyecto y subir el servidor con callbacks</text:p>
      <text:p text:style-name="P2">la rama donde esta el primer avance es primercheckpoint en github</text:p>
      <text:p text:style-name="P2"/>
      <text:p text:style-name="P2">Rama 2 </text:p>
      <text:p text:style-name="P2">cambiamos la forma de hacer el servidor pero ahora con async await que es cambiar los callbacks</text:p>
      <text:p text:style-name="P2">con metodos asincronos.</text:p>
      <text:p text:style-name="P2"/>
      <text:p text:style-name="P3">Instalamos morgan y morgan es un modulo de node js que nos muestra las peticiones http de nuestra rest API.</text:p>
      <text:p text:style-name="P3"/>
      <text:p text:style-name="P4">Llegamos hasta la muestra del JSON</text:p>
      <text:p text:style-name="P4"/>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22:42:44.572031573</meta:creation-date>
    <dc:date>2019-09-30T23:52:27.380938906</dc:date>
    <meta:editing-duration>PT9M2S</meta:editing-duration>
    <meta:editing-cycles>1</meta:editing-cycles>
    <meta:document-statistic meta:table-count="0" meta:image-count="0" meta:object-count="0" meta:page-count="1" meta:paragraph-count="18" meta:word-count="146" meta:character-count="853" meta:non-whitespace-character-count="720"/>
    <meta:generator>LibreOffice/6.2.7.1$Linux_X86_64 LibreOffice_project/20$Build-1</meta:generator>
  </office:meta>
</office:document-meta>
</file>